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regular" svg:font-family="'source sans proregular', Aria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89380" officeooo:paragraph-rsid="00089380"/>
    </style:style>
    <style:style style:name="P2" style:family="paragraph" style:parent-style-name="Standard" style:list-style-name="L3">
      <style:paragraph-properties fo:line-height="150%" fo:text-align="justify" style:justify-single-word="false"/>
      <style:text-properties style:font-name="Times New Roman" officeooo:rsid="00089380" officeooo:paragraph-rsid="00089380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officeooo:rsid="0009e979" officeooo:paragraph-rsid="0009e979"/>
    </style:style>
    <style:style style:name="P4" style:family="paragraph" style:parent-style-name="Standard" style:list-style-name="L4">
      <style:paragraph-properties fo:line-height="150%" fo:text-align="justify" style:justify-single-word="false"/>
      <style:text-properties style:font-name="Times New Roman" officeooo:rsid="000aa4ba" officeooo:paragraph-rsid="000bacb3"/>
    </style:style>
    <style:style style:name="P5" style:family="paragraph" style:parent-style-name="Standard" style:list-style-name="L4">
      <style:paragraph-properties fo:line-height="150%" fo:text-align="justify" style:justify-single-word="false"/>
      <style:text-properties style:font-name="Times New Roman" officeooo:rsid="000bacb3" officeooo:paragraph-rsid="000bacb3"/>
    </style:style>
    <style:style style:name="P6" style:family="paragraph" style:parent-style-name="Standard" style:list-style-name="L4">
      <style:paragraph-properties fo:line-height="150%" fo:text-align="justify" style:justify-single-word="false"/>
      <style:text-properties style:font-name="Times New Roman" officeooo:paragraph-rsid="000bacb3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Times New Roman" officeooo:rsid="000f2faf" officeooo:paragraph-rsid="000f2faf"/>
    </style:style>
    <style:style style:name="P8" style:family="paragraph" style:parent-style-name="Standard" style:list-style-name="L4">
      <style:paragraph-properties fo:line-height="150%" fo:text-align="justify" style:justify-single-word="false"/>
      <style:text-properties style:font-name="Times New Roman" officeooo:rsid="0012c70f" officeooo:paragraph-rsid="0012c70f"/>
    </style:style>
    <style:style style:name="T1" style:family="text">
      <style:text-properties officeooo:rsid="000bacb3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2c70f" style:font-size-asian="12pt" style:font-size-complex="12pt"/>
    </style:style>
    <style:style style:name="T4" style:family="text">
      <style:text-properties officeooo:rsid="000f2faf"/>
    </style:style>
    <style:style style:name="T5" style:family="text">
      <style:text-properties fo:color="#000000" officeooo:rsid="000bacb3"/>
    </style:style>
    <style:style style:name="T6" style:family="text">
      <style:text-properties officeooo:rsid="0011d9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– Android:</text:p>
      <text:list xml:id="list3305258541746051253" text:style-name="L3">
        <text:list-item>
          <text:p text:style-name="P2">Baixe o arquivo “ProjetoGenulic.apk” disponível no repositório do projeto no GitHub;</text:p>
        </text:list-item>
        <text:list-item>
          <text:p text:style-name="P2">Transfira o arquivo para o seu celular Android;</text:p>
        </text:list-item>
        <text:list-item>
          <text:p text:style-name="P2">Instale o aplicativo;</text:p>
        </text:list-item>
        <text:list-item>
          <text:p text:style-name="P2">Pronto!</text:p>
        </text:list-item>
      </text:list>
      <text:p text:style-name="P3">O código-fonte do aplicativo está disponível no repositório <text:a xlink:type="simple" xlink:href="https://github.com/pedrovbeltran/projetogenulic" text:style-name="Internet_20_link" text:visited-style-name="Visited_20_Internet_20_Link">https://github.com/pedrovbeltran/projetogenulic</text:a> na pasta “Có<text:span text:style-name="T4">dig</text:span>o-fonte<text:span text:style-name="T6"> – Aplicativo”</text:span>, caso deseje ver e testar o código-fonte, realize o seguinte procedimento:</text:p>
      <text:list xml:id="list4115167941652999199" text:style-name="L4">
        <text:list-item>
          <text:p text:style-name="P4">Baixe o AndroidStudio no seu computador, disponível em: <text:a xlink:type="simple" xlink:href="https://developer.android.com/studio/index.html" text:style-name="Internet_20_link" text:visited-style-name="Visited_20_Internet_20_Link"><text:span text:style-name="T1">https://developer.android.com/studio/index.html</text:span></text:a><text:span text:style-name="T1"> ;</text:span></text:p>
        </text:list-item>
        <text:list-item>
          <text:p text:style-name="P5">Crie um novo projeto com uma Empty Activity;</text:p>
        </text:list-item>
        <text:list-item>
          <text:p text:style-name="P5">Ao criá-lo coloque os códigos do GitHub e teste;</text:p>
        </text:list-item>
        <text:list-item>
          <text:p text:style-name="P6"><text:span text:style-name="T5">Se não der certo, você poderá baixar a pasta do projeto, disponível em: </text:span><text:a xlink:type="simple" xlink:href="https://mega.nz/#F!m9RAFRjJ!N-UcYNftm647ldMdiGgB5w" text:style-name="Internet_20_link" text:visited-style-name="Visited_20_Internet_20_Link">https://mega.nz/#F!m9RAFRjJ!N-UcYNftm647ldMdiGgB5w</text:a><text:span text:style-name="T2"> ;</text:span></text:p>
        </text:list-item>
        <text:list-item>
          <text:p text:style-name="P7"><text:span text:style-name="T2">No AndroidStudio, clique em File → Open e selecione a pasta baixada do Mega;</text:span></text:p>
        </text:list-item>
        <text:list-item>
          <text:p text:style-name="P8"><text:span text:style-name="T2">Para transferir ao seu celular com Android conecte-o ao seu computador e, no AndroidStudio, clique em “Run” e selecione o seu dispositivo;</text:span></text:p>
        </text:list-item>
        <text:list-item>
          <text:p text:style-name="P8"><text:span text:style-name="T2">Pronto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regular" svg:font-family="'source sans proregular', Aria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1:44:52.905969260</meta:creation-date>
    <dc:date>2016-12-24T16:37:34.762341790</dc:date>
    <meta:editing-duration>PT25M49S</meta:editing-duration>
    <meta:editing-cycles>7</meta:editing-cycles>
    <meta:generator>LibreOffice/5.2.3.3$Linux_X86_64 LibreOffice_project/d54a8868f08a7b39642414cf2c8ef2f228f780cf</meta:generator>
    <meta:document-statistic meta:table-count="0" meta:image-count="0" meta:object-count="0" meta:page-count="1" meta:paragraph-count="13" meta:word-count="139" meta:character-count="961" meta:non-whitespace-character-count="844"/>
  </office:meta>
</office:document-meta>
</file>